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8000002BB2EB4BE8B.png"/>
  <manifest:file-entry manifest:media-type="image/png" manifest:full-path="Pictures/1000000000000157000002BED7ACAE7E.png"/>
  <manifest:file-entry manifest:media-type="image/png" manifest:full-path="Pictures/1000000000000161000002BD9928CA56.png"/>
  <manifest:file-entry manifest:media-type="image/png" manifest:full-path="Pictures/1000000000000160000002B7B9582732.png"/>
  <manifest:file-entry manifest:media-type="image/png" manifest:full-path="Pictures/100000000000015D000002BBD6E407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339cm" svg:height="18.546cm" svg:x="9.323cm" svg:y="1.193cm">
          <draw:image xlink:href="Pictures/1000000000000161000002BD9928CA56.png" xlink:type="simple" xlink:show="embed" xlink:actuate="onLoad">
            <text:p/>
          </draw:image>
        </draw:frame>
        <draw:frame draw:style-name="gr2" draw:layer="layout" svg:width="6.623cm" svg:height="0.963cm" svg:x="20.177cm" svg:y="18.963cm">
          <draw:text-box>
            <text:p>Rafael Hingerl, 27985</text:p>
          </draw:text-box>
        </draw:frame>
        <draw:frame draw:style-name="gr2" draw:layer="layout" svg:width="6.314cm" svg:height="0.963cm" svg:x="20.177cm" svg:y="18cm">
          <draw:text-box>
            <text:p>Fabian Kock, 27983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9.074cm" svg:height="18.573cm" svg:x="9.504cm" svg:y="1.225cm">
          <draw:image xlink:href="Pictures/1000000000000157000002BED7ACAE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0.107cm" svg:height="18.493cm" svg:x="3.987cm" svg:y="1.265cm">
          <draw:image xlink:href="Pictures/10000000000002F8000002BB2EB4BE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9.233cm" svg:height="18.493cm" svg:x="9.424cm" svg:y="1.265cm">
          <draw:image xlink:href="Pictures/100000000000015D000002BBD6E407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" draw:text-style-name="P1" draw:layer="layout" svg:width="9.312cm" svg:height="18.388cm" svg:x="9.385cm" svg:y="1.318cm">
          <draw:image xlink:href="Pictures/1000000000000160000002B7B95827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Hingerl</meta:initial-creator>
    <meta:creation-date>2018-05-08T08:18:32.51</meta:creation-date>
    <meta:editing-duration>PT1H30M15S</meta:editing-duration>
    <meta:editing-cycles>4</meta:editing-cycles>
    <dc:date>2018-05-08T11:17:20.87</dc:date>
    <dc:creator>Rafael Hingerl</dc:creator>
    <meta:generator>OpenOffice/4.1.5$Win32 OpenOffice.org_project/415m1$Build-9789</meta:generator>
    <meta:document-statistic meta:object-count="38"/>
  </office:meta>
</office:document-meta>
</file>